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Mangal1" svg:font-family="Mangal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85a" officeooo:paragraph-rsid="0010185a"/>
    </style:style>
    <style:style style:name="P2" style:family="paragraph" style:parent-style-name="Standard">
      <style:paragraph-properties fo:text-align="start" style:justify-single-word="false"/>
      <style:text-properties officeooo:rsid="0010345c" officeooo:paragraph-rsid="0010345c"/>
    </style:style>
    <style:style style:name="P3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officeooo:rsid="0010345c" officeooo:paragraph-rsid="0010345c"/>
    </style:style>
    <style:style style:name="P4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officeooo:rsid="0010345c" officeooo:paragraph-rsid="0010833c"/>
    </style:style>
    <style:style style:name="P5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officeooo:rsid="0010833c" officeooo:paragraph-rsid="0010833c"/>
    </style:style>
    <style:style style:name="P6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weight="bold" officeooo:rsid="0010833c" officeooo:paragraph-rsid="0010833c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weight="bold" officeooo:rsid="00124ed1" officeooo:paragraph-rsid="00124ed1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weight="normal" officeooo:rsid="0010833c" officeooo:paragraph-rsid="0010833c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weight="normal" officeooo:rsid="00124ed1" officeooo:paragraph-rsid="00124ed1" style:font-weight-asian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0833c" officeooo:paragraph-rsid="0010833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24ed1" officeooo:paragraph-rsid="00124ed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3ff29" officeooo:paragraph-rsid="0013ff2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normal" fo:font-weight="bold" officeooo:rsid="0013ff29" officeooo:paragraph-rsid="0013ff2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normal" fo:font-weight="normal" officeooo:rsid="0013ff29" officeooo:paragraph-rsid="0013ff2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officeooo:rsid="001422ad" officeooo:paragraph-rsid="001422ad"/>
    </style:style>
    <style:style style:name="P16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24ed1" officeooo:paragraph-rsid="00124ed1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3ff29" officeooo:paragraph-rsid="0013ff2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italic" fo:font-weight="normal" officeooo:rsid="00181cf3" officeooo:paragraph-rsid="00181cf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normal" fo:font-weight="normal" officeooo:rsid="0017e0c0" officeooo:paragraph-rsid="0017e0c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normal" fo:font-weight="normal" officeooo:rsid="00181cf3" officeooo:paragraph-rsid="00181cf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.214cm"/>
        </style:tab-stops>
      </style:paragraph-properties>
      <style:text-properties fo:font-style="normal" fo:font-weight="bold" officeooo:rsid="00181cf3" officeooo:paragraph-rsid="00181cf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33c" style:font-weight-asian="bold" style:font-weight-complex="bold"/>
    </style:style>
    <style:style style:name="T3" style:family="text">
      <style:text-properties officeooo:rsid="0010833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SCHOOLS</text:p>
      <text:p text:style-name="P2">-AngularJS extends HTML attributes with Directives, and binds data to HTML with Expressions.</text:p>
      <text:p text:style-name="P3">-The <text:span text:style-name="T1">ng-app</text:span> directive defines an AngularJS application.</text:p>
      <text:p text:style-name="P3">-The <text:span text:style-name="T1">ng-model</text:span> directive binds the value of HTML controls (input, select, textarea) to application data.</text:p>
      <text:p text:style-name="P3">-The <text:span text:style-name="T1">ng-bind</text:span> directive binds application data to the HTML view.</text:p>
      <text:p text:style-name="P4">-<text:span text:style-name="T3">The </text:span><text:span text:style-name="T2">ng-init</text:span><text:span text:style-name="T3"> directive initializes AngularJS application variables.</text:span></text:p>
      <text:p text:style-name="P15">-The<text:span text:style-name="T1"> ng-src</text:span> is a directive that sets the &lt;img&gt; element's src to a property in the controller.</text:p>
      <text:p text:style-name="P5">*You can use data-ng-, instead of ng-, if you want to make your page HTML valid.</text:p>
      <text:p text:style-name="P5"/>
      <text:p text:style-name="P6">Expressions</text:p>
      <text:p text:style-name="P8">-AngularJS expressions are written inside double braces: {{ expression }}.</text:p>
      <text:p text:style-name="P8">Mesma coisa que ng-bind</text:p>
      <text:p text:style-name="P8"/>
      <text:p text:style-name="P8">-Mudando o valor de propriedades CSS</text:p>
      <text:p text:style-name="P10">&lt;div ng-app="" ng-init="myCol='lightblue'"&gt;</text:p>
      <text:p text:style-name="P10"/>
      <text:p text:style-name="P10">&lt;input style="background-color:{{myCol}}" ng-model="myCol" value="{{myCol}}"&gt;</text:p>
      <text:p text:style-name="P10"/>
      <text:p text:style-name="P10">&lt;/div&gt;</text:p>
      <text:p text:style-name="P8"/>
      <text:p text:style-name="P7">Módulos</text:p>
      <text:p text:style-name="P9">-An AngularJS module defines an application.</text:p>
      <text:p text:style-name="P9">-The module is a container for the different parts of an application.</text:p>
      <text:p text:style-name="P9">-The module is a container for the application controllers.</text:p>
      <text:p text:style-name="P9">-Controllers always belong to a module.</text:p>
      <text:p text:style-name="P8"/>
      <text:p text:style-name="P11">var app = angular.module("myApp", []); </text:p>
      <text:p text:style-name="P8"/>
      <text:p text:style-name="P9">"myApp.js" contains an application module definition, while "myCtrl.js" contains the controller.</text:p>
      <text:p text:style-name="P9"/>
      <text:p text:style-name="P11">&lt;script src="myApp.js"&gt;&lt;/script&gt;</text:p>
      <text:p text:style-name="P11">&lt;script src="myCtrl.js"&gt;&lt;/script&gt;</text:p>
      <text:p text:style-name="P11"/>
      <text:p text:style-name="P13">Criar directives</text:p>
      <text:p text:style-name="P12">var app = angular.module("myApp", []);</text:p>
      <text:p text:style-name="P12">app.directive("w3TestDirective", function() {</text:p>
      <text:p text:style-name="P12"><text:s text:c="4"/>return {</text:p>
      <text:p text:style-name="P12"><text:s text:c="8"/>template : "&lt;h1&gt;Made by a directive!&lt;/h1&gt;"</text:p>
      <text:p text:style-name="P12"><text:s text:c="4"/>};</text:p>
      <text:p text:style-name="P12">});</text:p>
      <text:p text:style-name="P12"/>
      <text:p text:style-name="P14">utilizando</text:p>
      <text:p text:style-name="P12">&lt;div w3-test-directive&gt;&lt;/div&gt;</text:p>
      <text:p text:style-name="P14">ou</text:p>
      <text:p text:style-name="P12">&lt;div class="w3-test-directive"&gt;&lt;/div&gt;</text:p>
      <text:p text:style-name="P12"/>
      <text:p text:style-name="P19">Restrições</text:p>
      <text:p text:style-name="P19">The legal restrict values are:</text:p>
      <text:p text:style-name="P19">E for Element name</text:p>
      <text:p text:style-name="P19">A for Attribute</text:p>
      <text:p text:style-name="P19">C for Class</text:p>
      <text:p text:style-name="P19"><text:soft-page-break/>M for Comment</text:p>
      <text:p text:style-name="P19"/>
      <text:p text:style-name="P21">Filters</text:p>
      <text:p text:style-name="P20">AngularJS provides filters to transform data:</text:p>
      <text:p text:style-name="P20">currency Format a number to a currency format.</text:p>
      <text:p text:style-name="P20">date Format a date to a specified format.</text:p>
      <text:p text:style-name="P20">filter Select a subset of items from an array.</text:p>
      <text:p text:style-name="P20">json Format an object to a JSON string.</text:p>
      <text:p text:style-name="P20">limitTo Limits an array/string, into a specified number of elements/characters.</text:p>
      <text:p text:style-name="P20">lowercase Format a string to lower case.</text:p>
      <text:p text:style-name="P20">number Format a number to a string.</text:p>
      <text:p text:style-name="P20">orderBy Orders an array by an expression.</text:p>
      <text:p text:style-name="P20">uppercase Format a string to upper case.</text:p>
      <text:p text:style-name="P20"/>
      <text:p text:style-name="P18">&lt;ul&gt;</text:p>
      <text:p text:style-name="P18"><text:s text:c="2"/>&lt;li ng-repeat="x in names | orderBy:'country'"&gt;</text:p>
      <text:p text:style-name="P18"><text:s text:c="4"/>{{ x.name + ', ' + x.country }}</text:p>
      <text:p text:style-name="P18"><text:s text:c="2"/>&lt;/li&gt;</text:p>
      <text:p text:style-name="P18">&lt;/ul&gt;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Mangal1" svg:font-family="Mangal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49:30.973000000</meta:creation-date>
    <dc:date>2016-08-16T12:39:51.626000000</dc:date>
    <meta:editing-duration>PT2H30M49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57" meta:word-count="309" meta:character-count="2154" meta:non-whitespace-character-count="1877"/>
  </office:meta>
</office:document-meta>
</file>